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language="de" fo:country="DE"/>
    </style:style>
    <style:style style:name="P2" style:family="paragraph" style:parent-style-name="Standard">
      <style:paragraph-properties fo:line-height="115%" fo:text-align="justify" style:justify-single-word="false"/>
    </style:style>
    <style:style style:name="P3" style:family="paragraph" style:parent-style-name="Standard">
      <style:paragraph-properties fo:line-height="115%" fo:text-align="justify" style:justify-single-word="false"/>
      <style:text-properties fo:background-color="#ffffff"/>
    </style:style>
    <style:style style:name="P4" style:family="paragraph" style:parent-style-name="Standard">
      <style:paragraph-properties fo:line-height="115%" fo:text-align="justify" style:justify-single-word="false"/>
      <style:text-properties fo:language="de" fo:country="DE"/>
    </style:style>
    <style:style style:name="P5" style:family="paragraph" style:parent-style-name="Standard">
      <style:paragraph-properties fo:line-height="100%" fo:text-align="justify" style:justify-single-word="false"/>
      <style:text-properties fo:language="de" fo:country="DE"/>
    </style:style>
    <style:style style:name="P6" style:family="paragraph" style:parent-style-name="Standard">
      <style:paragraph-properties fo:line-height="115%" fo:text-align="justify" style:justify-single-word="false"/>
      <style:text-properties fo:language="de" fo:country="DE"/>
    </style:style>
    <style:style style:name="P7" style:family="paragraph" style:parent-style-name="Standard">
      <style:paragraph-properties fo:line-height="115%" fo:text-align="justify" style:justify-single-word="false"/>
      <style:text-properties fo:language="de" fo:country="DE" fo:background-color="#ffff00"/>
    </style:style>
    <style:style style:name="P8" style:family="paragraph" style:parent-style-name="Standard">
      <style:paragraph-properties fo:text-align="justify" style:justify-single-word="false"/>
      <style:text-properties fo:language="de" fo:country="DE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language="de" fo:country="DE"/>
    </style:style>
    <style:style style:name="P10" style:family="paragraph" style:parent-style-name="Standard">
      <style:paragraph-properties fo:line-height="115%" fo:text-align="justify" style:justify-single-word="false"/>
      <style:text-properties fo:language="de" fo:country="DE" fo:background-color="transparent"/>
    </style:style>
    <style:style style:name="P11" style:family="paragraph" style:parent-style-name="Standard">
      <style:paragraph-properties fo:line-height="115%" fo:text-align="justify" style:justify-single-word="false"/>
    </style:style>
    <style:style style:name="P12" style:family="paragraph" style:parent-style-name="Standard">
      <style:paragraph-properties fo:line-height="115%" fo:text-align="justify" style:justify-single-word="false"/>
      <style:text-properties fo:background-color="#ffffff"/>
    </style:style>
    <style:style style:name="P13" style:family="paragraph" style:parent-style-name="Standard">
      <style:paragraph-properties fo:line-height="115%" fo:text-align="justify" style:justify-single-word="false"/>
      <style:text-properties style:text-line-through-style="solid"/>
    </style:style>
    <style:style style:name="P14" style:family="paragraph" style:parent-style-name="Text_20_body">
      <style:paragraph-properties fo:line-height="115%" fo:text-align="justify" style:justify-single-word="false"/>
    </style:style>
    <style:style style:name="P15" style:family="paragraph" style:parent-style-name="Standard">
      <style:paragraph-properties fo:line-height="115%" fo:text-align="justify" style:justify-single-word="false"/>
      <style:text-properties fo:language="de" fo:country="DE"/>
    </style:style>
    <style:style style:name="P16" style:family="paragraph" style:parent-style-name="Standard">
      <style:paragraph-properties fo:line-height="100%" fo:text-align="justify" style:justify-single-word="false"/>
      <style:text-properties fo:language="de" fo:country="DE"/>
    </style:style>
    <style:style style:name="P17" style:family="paragraph" style:parent-style-name="Standard">
      <style:paragraph-properties fo:line-height="115%" fo:text-align="justify" style:justify-single-word="false"/>
    </style:style>
    <style:style style:name="P18" style:family="paragraph" style:parent-style-name="Standard">
      <style:paragraph-properties fo:line-height="115%" fo:text-align="justify" style:justify-single-word="false"/>
      <style:text-properties fo:background-color="#ffffff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background-color="#ffffff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fo:background-color="#fff200"/>
    </style:style>
    <style:style style:name="T6" style:family="text">
      <style:text-properties fo:language="de" fo:country="DE" fo:background-color="transparent" loext:char-shading-value="0"/>
    </style:style>
    <style:style style:name="T7" style:family="text">
      <style:text-properties fo:language="de" fo:country="DE" fo:background-color="#ffff00" loext:char-shading-value="0"/>
    </style:style>
    <style:style style:name="T8" style:family="text">
      <style:text-properties fo:language="de" fo:country="DE" fo:background-color="#fff200" loext:char-shading-value="0"/>
    </style:style>
    <style:style style:name="T9" style:family="text">
      <style:text-properties fo:background-color="#fff200"/>
    </style:style>
    <style:style style:name="T10" style:family="text">
      <style:text-properties fo:background-color="#fff200" loext:char-shading-value="0"/>
    </style:style>
    <style:style style:name="T11" style:family="text">
      <style:text-properties fo:background-color="#fff200" loext:char-shading-value="0"/>
    </style:style>
    <style:style style:name="T12" style:family="text">
      <style:text-properties fo:background-color="#fff200" loext:char-shading-value="0"/>
    </style:style>
    <style:style style:name="T13" style:family="text">
      <style:text-properties fo:background-color="#fff200" loext:char-shading-value="0"/>
    </style:style>
    <style:style style:name="T14" style:family="text">
      <style:text-properties fo:language="de" fo:country="DE"/>
    </style:style>
    <style:style style:name="T15" style:family="text">
      <style:text-properties fo:language="de" fo:country="DE" fo:background-color="transparent" loext:char-shading-value="0"/>
    </style:style>
    <style:style style:name="T16" style:family="text">
      <style:text-properties fo:language="de" fo:country="DE" fo:background-color="transparent" loext:char-shading-value="0"/>
    </style:style>
    <style:style style:name="T17" style:family="text">
      <style:text-properties fo:language="de" fo:country="DE" fo:background-color="transparent" loext:char-shading-value="0"/>
    </style:style>
    <style:style style:name="T18" style:family="text">
      <style:text-properties fo:language="de" fo:country="DE" fo:background-color="transparent" loext:char-shading-value="0"/>
    </style:style>
    <style:style style:name="T19" style:family="text">
      <style:text-properties fo:language="de" fo:country="DE" fo:background-color="transparent" loext:char-shading-value="0"/>
    </style:style>
    <style:style style:name="T20" style:family="text">
      <style:text-properties fo:language="de" fo:country="DE" fo:background-color="transparent" loext:char-shading-value="0"/>
    </style:style>
    <style:style style:name="T21" style:family="text">
      <style:text-properties fo:language="de" fo:country="DE" fo:background-color="transparent" loext:char-shading-value="0"/>
    </style:style>
    <style:style style:name="T22" style:family="text">
      <style:text-properties fo:language="de" fo:country="DE" fo:background-color="transparent" loext:char-shading-value="0"/>
    </style:style>
    <style:style style:name="T23" style:family="text">
      <style:text-properties fo:language="de" fo:country="DE" fo:background-color="transparent" loext:char-shading-value="0"/>
    </style:style>
    <style:style style:name="T24" style:family="text">
      <style:text-properties fo:language="de" fo:country="DE" fo:background-color="#ffff00" loext:char-shading-value="0"/>
    </style:style>
    <style:style style:name="T25" style:family="text">
      <style:text-properties fo:language="de" fo:country="DE" fo:background-color="#ffff00" loext:char-shading-value="0"/>
    </style:style>
    <style:style style:name="T26" style:family="text">
      <style:text-properties fo:language="de" fo:country="DE" fo:background-color="#ffff00" loext:char-shading-value="0"/>
    </style:style>
    <style:style style:name="T27" style:family="text">
      <style:text-properties fo:language="de" fo:country="DE" fo:background-color="#ffff00" loext:char-shading-value="0"/>
    </style:style>
    <style:style style:name="T28" style:family="text">
      <style:text-properties fo:language="de" fo:country="DE" fo:background-color="#fff200" loext:char-shading-value="0"/>
    </style:style>
    <style:style style:name="T29" style:family="text">
      <style:text-properties fo:language="de" fo:country="DE" fo:background-color="#fff200" loext:char-shading-value="0"/>
    </style:style>
    <style:style style:name="T30" style:family="text">
      <style:text-properties fo:language="de" fo:country="DE" fo:background-color="#fff200" loext:char-shading-value="0"/>
    </style:style>
    <style:style style:name="T31" style:family="text">
      <style:text-properties fo:language="de" fo:country="DE" fo:font-weight="bold"/>
    </style:style>
    <style:style style:name="T32" style:family="text">
      <style:text-properties fo:language="de" fo:country="DE" fo:font-weight="bold" style:font-weight-asian="bold" style:font-weight-complex="bold"/>
    </style:style>
    <style:style style:name="T33" style:family="text">
      <style:text-properties fo:language="de" fo:country="DE" fo:font-weight="normal" style:font-weight-asian="normal" style:font-weight-complex="normal"/>
    </style:style>
    <style:style style:name="T34" style:family="text">
      <style:text-properties fo:language="de" fo:country="DE" fo:font-weight="normal" fo:background-color="#ffffff" style:font-weight-asian="normal" style:font-weight-complex="normal" loext:char-shading-value="0"/>
    </style:style>
    <style:style style:name="T35" style:family="text">
      <style:text-properties fo:language="de" fo:country="DE" fo:background-color="#ffffff" loext:char-shading-value="0"/>
    </style:style>
    <style:style style:name="T36" style:family="text">
      <style:text-properties fo:language="de" fo:country="DE" fo:background-color="#ffffff" loext:char-shading-value="0"/>
    </style:style>
    <style:style style:name="T37" style:family="text">
      <style:text-properties fo:language="de" fo:country="DE" fo:background-color="#ffffff" loext:char-shading-value="0"/>
    </style:style>
    <style:style style:name="T38" style:family="text">
      <style:text-properties fo:language="de" fo:country="DE" fo:background-color="#ffffff" loext:char-shading-value="0"/>
    </style:style>
    <style:style style:name="T39" style:family="text">
      <style:text-properties fo:language="de" fo:country="DE" fo:background-color="#ffffff" loext:char-shading-value="0"/>
    </style:style>
    <style:style style:name="T40" style:family="text">
      <style:text-properties fo:language="de" fo:country="DE" fo:font-style="normal" fo:background-color="#ffffff" style:font-style-asian="normal" style:font-style-complex="normal" loext:char-shading-value="0"/>
    </style:style>
    <style:style style:name="T41" style:family="text">
      <style:text-properties fo:language="de" fo:country="DE" fo:font-style="normal" fo:background-color="#ffffff" style:font-style-asian="normal" style:font-style-complex="normal" loext:char-shading-value="0"/>
    </style:style>
    <style:style style:name="T42" style:family="text">
      <style:text-properties fo:language="de" fo:country="DE" fo:font-style="normal" fo:background-color="#ffffff" style:font-style-asian="normal" style:font-style-complex="normal" loext:char-shading-value="0"/>
    </style:style>
    <style:style style:name="T43" style:family="text">
      <style:text-properties fo:language="de" fo:country="DE" fo:font-style="normal" style:font-style-asian="normal" style:font-style-complex="normal"/>
    </style:style>
    <style:style style:name="T44" style:family="text">
      <style:text-properties fo:language="de" fo:country="DE"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style:text-line-through-style="none" fo:language="de" fo:country="DE" fo:background-color="transparent" loext:char-shading-value="0"/>
    </style:style>
    <style:style style:name="T46" style:family="text">
      <style:text-properties style:text-line-through-style="none" fo:language="de" fo:country="DE" fo:background-color="transparent" loext:char-shading-value="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tracked-changes>
        <text:changed-region xml:id="ct189233040" text:id="ct189233040">
          <text:deletion>
            <office:change-info>
              <dc:creator>Till Adams</dc:creator>
              <dc:date>2018-05-09T14:38:00</dc:date>
            </office:change-info>
            <text:p text:style-name="P1">beschreibt</text:p>
          </text:deletion>
        </text:changed-region>
        <text:changed-region xml:id="ct189231896" text:id="ct189231896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189231792" text:id="ct189231792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189233144" text:id="ct189233144">
          <text:deletion>
            <office:change-info>
              <dc:creator>Till Adams</dc:creator>
              <dc:date>2018-05-09T14:38:00</dc:date>
            </office:change-info>
            <text:p text:style-name="P1">die</text:p>
          </text:deletion>
        </text:changed-region>
        <text:changed-region xml:id="ct189233248" text:id="ct189233248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189233352" text:id="ct189233352">
          <text:insertion>
            <office:change-info>
              <dc:creator>Till Adams</dc:creator>
              <dc:date>2018-05-09T14:38:00</dc:date>
            </office:change-info>
          </text:insertion>
        </text:changed-region>
        <text:changed-region xml:id="ct98095056" text:id="ct98095056">
          <text:deletion>
            <office:change-info>
              <dc:creator>Oliver Bildesheim</dc:creator>
              <dc:date>2018-05-11T17:33:00</dc:date>
            </office:change-info>
            <text:p text:style-name="P2"><text:span text:style-name="T1"><text:s/></text:span></text:p>
          </text:deletion>
        </text:changed-region>
        <text:changed-region xml:id="ct98095888" text:id="ct98095888">
          <text:insertion>
            <office:change-info>
              <dc:creator>Oliver Bildesheim</dc:creator>
              <dc:date>2018-05-11T17:33:00</dc:date>
            </office:change-info>
          </text:insertion>
        </text:changed-region>
        <text:changed-region xml:id="ct379785616" text:id="ct379785616">
          <text:deletion>
            <office:change-info>
              <dc:creator>Oliver Bildesheim</dc:creator>
              <dc:date>2018-05-11T17:34:00</dc:date>
            </office:change-info>
            <text:p text:style-name="P2"><text:span text:style-name="T1"><text:s/>sogenannten</text:span></text:p>
          </text:deletion>
        </text:changed-region>
        <text:changed-region xml:id="ct379785200" text:id="ct379785200">
          <text:insertion>
            <office:change-info>
              <dc:creator>Oliver Bildesheim</dc:creator>
              <dc:date>2018-05-11T17:34:00</dc:date>
            </office:change-info>
          </text:insertion>
        </text:changed-region>
        <text:changed-region xml:id="ct379786552" text:id="ct379786552">
          <text:insertion>
            <office:change-info>
              <dc:creator>Oliver Bildesheim</dc:creator>
              <dc:date>2018-05-11T17:34:00</dc:date>
            </office:change-info>
          </text:insertion>
        </text:changed-region>
        <text:changed-region xml:id="ct379783952" text:id="ct379783952">
          <text:deletion>
            <office:change-info>
              <dc:creator>Oliver Bildesheim</dc:creator>
              <dc:date>2018-05-11T17:34:00</dc:date>
            </office:change-info>
            <text:p text:style-name="P2"><text:span text:style-name="T2">können</text:span></text:p>
          </text:deletion>
        </text:changed-region>
        <text:changed-region xml:id="ct379785304" text:id="ct379785304">
          <text:insertion>
            <office:change-info>
              <dc:creator>Oliver Bildesheim</dc:creator>
              <dc:date>2018-05-11T17:34:00</dc:date>
            </office:change-info>
          </text:insertion>
        </text:changed-region>
        <text:changed-region xml:id="ct379784056" text:id="ct379784056">
          <text:deletion>
            <office:change-info>
              <dc:creator>Oliver Bildesheim</dc:creator>
              <dc:date>2018-05-11T17:34:00</dc:date>
            </office:change-info>
            <text:p text:style-name="P2"><text:span text:style-name="T3">beziehen</text:span></text:p>
          </text:deletion>
        </text:changed-region>
        <text:changed-region xml:id="ct379785408" text:id="ct379785408">
          <text:insertion>
            <office:change-info>
              <dc:creator>Oliver Bildesheim</dc:creator>
              <dc:date>2018-05-11T17:34:00</dc:date>
            </office:change-info>
          </text:insertion>
        </text:changed-region>
        <text:changed-region xml:id="ct379784264" text:id="ct379784264">
          <text:deletion>
            <office:change-info>
              <dc:creator>Oliver Bildesheim</dc:creator>
              <dc:date>2018-05-11T17:34:00</dc:date>
            </office:change-info>
            <text:p text:style-name="P2"><text:span text:style-name="T3">, </text:span><text:span text:style-name="T3">die</text:span></text:p>
          </text:deletion>
        </text:changed-region>
        <text:changed-region xml:id="ct379784472" text:id="ct379784472">
          <text:deletion>
            <office:change-info>
              <dc:creator>Oliver Bildesheim</dc:creator>
              <dc:date>2018-05-11T17:35:00</dc:date>
            </office:change-info>
            <text:p text:style-name="P2"><text:span text:style-name="T3">s über</text:span></text:p>
          </text:deletion>
        </text:changed-region>
        <text:changed-region xml:id="ct379789672" text:id="ct379789672">
          <text:deletion>
            <office:change-info>
              <dc:creator>Oliver Bildesheim</dc:creator>
              <dc:date>2018-05-11T17:35:00</dc:date>
            </office:change-info>
            <text:p text:style-name="P2"><text:span text:style-name="T1">sogenannten</text:span></text:p>
          </text:deletion>
        </text:changed-region>
        <text:changed-region xml:id="ct379788632" text:id="ct379788632">
          <text:deletion>
            <office:change-info>
              <dc:creator>Oliver Bildesheim</dc:creator>
              <dc:date>2018-05-11T17:35:00</dc:date>
            </office:change-info>
            <text:p text:style-name="P2">entfernten</text:p>
          </text:deletion>
        </text:changed-region>
        <text:changed-region xml:id="ct379789152" text:id="ct379789152">
          <text:insertion>
            <office:change-info>
              <dc:creator>Oliver Bildesheim</dc:creator>
              <dc:date>2018-05-11T17:35:00</dc:date>
            </office:change-info>
          </text:insertion>
        </text:changed-region>
        <text:changed-region xml:id="ct379787072" text:id="ct379787072">
          <text:insertion>
            <office:change-info>
              <dc:creator>Oliver Bildesheim</dc:creator>
              <dc:date>2018-05-11T17:35:00</dc:date>
            </office:change-info>
          </text:insertion>
        </text:changed-region>
        <text:changed-region xml:id="ct379788944" text:id="ct379788944">
          <text:insertion>
            <office:change-info>
              <dc:creator>Oliver Bildesheim</dc:creator>
              <dc:date>2018-05-11T17:36:00</dc:date>
            </office:change-info>
          </text:insertion>
        </text:changed-region>
        <text:changed-region xml:id="ct379788528" text:id="ct379788528">
          <text:deletion>
            <office:change-info>
              <dc:creator>Oliver Bildesheim</dc:creator>
              <dc:date>2018-05-11T17:36:00</dc:date>
            </office:change-info>
            <text:p text:style-name="P2">, in denen</text:p>
          </text:deletion>
        </text:changed-region>
        <text:changed-region xml:id="ct379789776" text:id="ct379789776">
          <text:deletion>
            <office:change-info>
              <dc:creator>Oliver Bildesheim</dc:creator>
              <dc:date>2018-05-11T17:36:00</dc:date>
            </office:change-info>
            <text:p text:style-name="P2">sind</text:p>
          </text:deletion>
        </text:changed-region>
        <text:changed-region xml:id="ct189234184" text:id="ct189234184">
          <text:deletion>
            <office:change-info>
              <dc:creator>Till Adams</dc:creator>
              <dc:date>2018-05-09T14:32:00</dc:date>
            </office:change-info>
            <text:p text:style-name="P2"><text:span text:style-name="T4">Grundsätzlich kann zwischen Katalogen unterschieden werden, die ausschließlich originäre Metadaten enthalten und solchen, die (auch) </text:span><text:span text:style-name="T4">wiederum</text:span><text:span text:style-name="T4"> „geharvestete“ Metadaten aus anderen Katalogen aufweisen. </text:span><text:s/></text:p>
          </text:deletion>
        </text:changed-region>
        <text:changed-region xml:id="ct98092040" text:id="ct98092040">
          <text:deletion>
            <office:change-info>
              <dc:creator>Oliver Bildesheim</dc:creator>
              <dc:date>2018-05-11T17:36:00</dc:date>
            </office:change-info>
            <text:p text:style-name="P2">erforschen</text:p>
          </text:deletion>
        </text:changed-region>
        <text:changed-region xml:id="ct98093600" text:id="ct98093600">
          <text:insertion>
            <office:change-info>
              <dc:creator>Oliver Bildesheim</dc:creator>
              <dc:date>2018-05-11T17:36:00</dc:date>
            </office:change-info>
          </text:insertion>
        </text:changed-region>
        <text:changed-region xml:id="ct189234808" text:id="ct189234808">
          <text:insertion>
            <office:change-info>
              <dc:creator>Till Adams</dc:creator>
              <dc:date>2018-05-09T14:32:00</dc:date>
            </office:change-info>
          </text:insertion>
        </text:changed-region>
        <text:changed-region xml:id="ct189234288" text:id="ct189234288">
          <text:deletion>
            <office:change-info>
              <dc:creator>Till Adams</dc:creator>
              <dc:date>2018-05-09T14:32:00</dc:date>
            </office:change-info>
            <text:p text:style-name="P2">Geoanwendungen,</text:p>
          </text:deletion>
        </text:changed-region>
        <text:changed-region xml:id="ct189233976" text:id="ct189233976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98092976" text:id="ct98092976">
          <text:deletion>
            <office:change-info>
              <dc:creator>Oliver Bildesheim</dc:creator>
              <dc:date>2018-05-11T17:37:00</dc:date>
            </office:change-info>
            <text:p text:style-name="P2">ihn</text:p>
          </text:deletion>
        </text:changed-region>
        <text:changed-region xml:id="ct98092352" text:id="ct98092352">
          <text:insertion>
            <office:change-info>
              <dc:creator>Oliver Bildesheim</dc:creator>
              <dc:date>2018-05-11T17:37:00</dc:date>
            </office:change-info>
          </text:insertion>
        </text:changed-region>
        <text:changed-region xml:id="ct98091936" text:id="ct98091936">
          <text:deletion>
            <office:change-info>
              <dc:creator>Oliver Bildesheim</dc:creator>
              <dc:date>2018-05-11T17:37:00</dc:date>
            </office:change-info>
            <text:p text:style-name="P2">was</text:p>
          </text:deletion>
        </text:changed-region>
        <text:changed-region xml:id="ct98094328" text:id="ct98094328">
          <text:insertion>
            <office:change-info>
              <dc:creator>Oliver Bildesheim</dc:creator>
              <dc:date>2018-05-11T17:37:00</dc:date>
            </office:change-info>
          </text:insertion>
        </text:changed-region>
        <text:changed-region xml:id="ct98093496" text:id="ct98093496">
          <text:deletion>
            <office:change-info>
              <dc:creator>Oliver Bildesheim</dc:creator>
              <dc:date>2018-05-11T17:37:00</dc:date>
            </office:change-info>
            <text:p text:style-name="P2">ihre</text:p>
          </text:deletion>
        </text:changed-region>
        <text:changed-region xml:id="ct98093808" text:id="ct98093808">
          <text:deletion>
            <office:change-info>
              <dc:creator>Oliver Bildesheim</dc:creator>
              <dc:date>2018-05-11T17:37:00</dc:date>
            </office:change-info>
            <text:p text:style-name="P2">sind</text:p>
          </text:deletion>
        </text:changed-region>
        <text:changed-region xml:id="ct98092768" text:id="ct98092768">
          <text:insertion>
            <office:change-info>
              <dc:creator>Oliver Bildesheim</dc:creator>
              <dc:date>2018-05-11T17:37:00</dc:date>
            </office:change-info>
          </text:insertion>
        </text:changed-region>
        <text:changed-region xml:id="ct189234080" text:id="ct189234080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189234392" text:id="ct189234392">
          <text:deletion>
            <office:change-info>
              <dc:creator>Till Adams</dc:creator>
              <dc:date>2018-05-09T14:33:00</dc:date>
            </office:change-info>
            <text:p text:style-name="P2"><text:span text:style-name="T5">als</text:span></text:p>
          </text:deletion>
        </text:changed-region>
        <text:changed-region xml:id="ct189231584" text:id="ct189231584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189234496" text:id="ct189234496">
          <text:deletion>
            <office:change-info>
              <dc:creator>Till Adams</dc:creator>
              <dc:date>2018-05-09T14:33:00</dc:date>
            </office:change-info>
            <text:p text:style-name="P2"><text:s/>aus <text:span text:style-name="T1">bereits bestehenden Metadatensätze</text:span></text:p>
          </text:deletion>
        </text:changed-region>
        <text:changed-region xml:id="ct189233456" text:id="ct189233456">
          <text:deletion>
            <office:change-info>
              <dc:creator>Till Adams</dc:creator>
              <dc:date>2018-05-09T14:33:00</dc:date>
            </office:change-info>
            <text:p text:style-name="P2"><text:span text:style-name="T1">aus mehreren entfernten CSW-Servern (Kataloge) abruft</text:span></text:p>
          </text:deletion>
        </text:changed-region>
        <text:changed-region xml:id="ct189232000" text:id="ct189232000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98094432" text:id="ct98094432">
          <text:deletion>
            <office:change-info>
              <dc:creator>Oliver Bildesheim</dc:creator>
              <dc:date>2018-05-11T17:37:00</dc:date>
            </office:change-info>
            <text:p text:style-name="P2"><text:span text:style-name="T1">r</text:span></text:p>
          </text:deletion>
          <text:insertion>
            <office:change-info office:chg-author="Till Adams" office:chg-date-time="2018-05-09T14:33:00"/>
          </text:insertion>
        </text:changed-region>
        <text:changed-region xml:id="ct98093184" text:id="ct98093184">
          <text:insertion>
            <office:change-info>
              <dc:creator>Oliver Bildesheim</dc:creator>
              <dc:date>2018-05-11T17:37:00</dc:date>
            </office:change-info>
          </text:insertion>
        </text:changed-region>
        <text:changed-region xml:id="ct98093080" text:id="ct98093080">
          <text:insertion>
            <office:change-info>
              <dc:creator>Till Adams</dc:creator>
              <dc:date>2018-05-09T14:33:00</dc:date>
            </office:change-info>
          </text:insertion>
        </text:changed-region>
        <text:changed-region xml:id="ct189232104" text:id="ct189232104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98092144" text:id="ct98092144">
          <text:deletion>
            <office:change-info>
              <dc:creator>Oliver Bildesheim</dc:creator>
              <dc:date>2018-05-11T17:37:00</dc:date>
            </office:change-info>
            <text:p text:style-name="P2"><text:span text:style-name="T1"><text:s/></text:span></text:p>
          </text:deletion>
          <text:insertion>
            <office:change-info office:chg-author="Till Adams" office:chg-date-time="2018-05-09T14:34:00"/>
          </text:insertion>
        </text:changed-region>
        <text:changed-region xml:id="ct98092872" text:id="ct98092872">
          <text:insertion>
            <office:change-info>
              <dc:creator>Oliver Bildesheim</dc:creator>
              <dc:date>2018-05-11T17:37:00</dc:date>
            </office:change-info>
          </text:insertion>
        </text:changed-region>
        <text:changed-region xml:id="ct98092456" text:id="ct98092456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98093912" text:id="ct98093912">
          <text:deletion>
            <office:change-info>
              <dc:creator>Oliver Bildesheim</dc:creator>
              <dc:date>2018-05-11T17:38:00</dc:date>
            </office:change-info>
            <text:p text:style-name="P2"><text:span text:style-name="T1">-D</text:span></text:p>
          </text:deletion>
          <text:insertion>
            <office:change-info office:chg-author="Till Adams" office:chg-date-time="2018-05-09T14:34:00"/>
          </text:insertion>
        </text:changed-region>
        <text:changed-region xml:id="ct98094536" text:id="ct98094536">
          <text:insertion>
            <office:change-info>
              <dc:creator>Oliver Bildesheim</dc:creator>
              <dc:date>2018-05-11T17:38:00</dc:date>
            </office:change-info>
          </text:insertion>
        </text:changed-region>
        <text:changed-region xml:id="ct98094120" text:id="ct98094120">
          <text:insertion>
            <office:change-info>
              <dc:creator>Till Adams</dc:creator>
              <dc:date>2018-05-09T14:34:00</dc:date>
            </office:change-info>
          </text:insertion>
        </text:changed-region>
        <text:changed-region xml:id="ct98093288" text:id="ct98093288">
          <text:deletion>
            <office:change-info>
              <dc:creator>Oliver Bildesheim</dc:creator>
              <dc:date>2018-05-11T17:38:00</dc:date>
            </office:change-info>
            <text:p text:style-name="P2"><text:span text:style-name="T6"><text:s/></text:span></text:p>
          </text:deletion>
        </text:changed-region>
        <text:changed-region xml:id="ct98093392" text:id="ct98093392">
          <text:insertion>
            <office:change-info>
              <dc:creator>Oliver Bildesheim</dc:creator>
              <dc:date>2018-05-11T17:38:00</dc:date>
            </office:change-info>
          </text:insertion>
        </text:changed-region>
        <text:changed-region xml:id="ct98094016" text:id="ct98094016">
          <text:deletion>
            <office:change-info>
              <dc:creator>Oliver Bildesheim</dc:creator>
              <dc:date>2018-05-11T17:38:00</dc:date>
            </office:change-info>
            <text:p text:style-name="P2"><text:span text:style-name="T6"><text:s/></text:span></text:p>
          </text:deletion>
        </text:changed-region>
        <text:changed-region xml:id="ct98094640" text:id="ct98094640">
          <text:insertion>
            <office:change-info>
              <dc:creator>Oliver Bildesheim</dc:creator>
              <dc:date>2018-05-11T17:38:00</dc:date>
            </office:change-info>
          </text:insertion>
        </text:changed-region>
        <text:changed-region xml:id="ct98094952" text:id="ct98094952">
          <text:deletion>
            <office:change-info>
              <dc:creator>Oliver Bildesheim</dc:creator>
              <dc:date>2018-05-11T17:40:00</dc:date>
            </office:change-info>
            <text:p text:style-name="P2"><text:span text:style-name="T6">sogenanntes </text:span></text:p>
          </text:deletion>
        </text:changed-region>
        <text:changed-region xml:id="ct98095264" text:id="ct98095264">
          <text:deletion>
            <office:change-info>
              <dc:creator>Oliver Bildesheim</dc:creator>
              <dc:date>2018-05-11T17:40:00</dc:date>
            </office:change-info>
            <text:p text:style-name="P2"><text:span text:style-name="T6">welches</text:span></text:p>
          </text:deletion>
        </text:changed-region>
        <text:changed-region xml:id="ct98097968" text:id="ct98097968">
          <text:insertion>
            <office:change-info>
              <dc:creator>Oliver Bildesheim</dc:creator>
              <dc:date>2018-05-11T17:40:00</dc:date>
            </office:change-info>
          </text:insertion>
        </text:changed-region>
        <text:changed-region xml:id="ct98097656" text:id="ct98097656">
          <text:insertion>
            <office:change-info>
              <dc:creator>Oliver Bildesheim</dc:creator>
              <dc:date>2018-05-11T17:40:00</dc:date>
            </office:change-info>
          </text:insertion>
        </text:changed-region>
        <text:changed-region xml:id="ct98095160" text:id="ct98095160">
          <text:insertion>
            <office:change-info>
              <dc:creator>Oliver Bildesheim</dc:creator>
              <dc:date>2018-05-11T17:40:00</dc:date>
            </office:change-info>
          </text:insertion>
        </text:changed-region>
        <text:changed-region xml:id="ct98096928" text:id="ct98096928">
          <text:deletion>
            <office:change-info>
              <dc:creator>Oliver Bildesheim</dc:creator>
              <dc:date>2018-05-11T17:40:00</dc:date>
            </office:change-info>
            <text:p text:style-name="P2"><text:span text:style-name="T6"><text:s/>– ohne </text:span></text:p>
          </text:deletion>
        </text:changed-region>
        <text:changed-region xml:id="ct189234600" text:id="ct189234600">
          <text:deletion>
            <office:change-info>
              <dc:creator>Oliver Bildesheim</dc:creator>
              <dc:date>2018-05-11T17:40:00</dc:date>
            </office:change-info>
            <text:p text:style-name="P2"><text:span text:style-name="T6">das eine </text:span></text:p>
          </text:deletion>
          <text:insertion>
            <office:change-info office:chg-author="Till Adams" office:chg-date-time="2018-05-09T14:34:00"/>
          </text:insertion>
        </text:changed-region>
        <text:changed-region xml:id="ct98096200" text:id="ct98096200">
          <text:deletion>
            <office:change-info>
              <dc:creator>Oliver Bildesheim</dc:creator>
              <dc:date>2018-05-11T17:40:00</dc:date>
            </office:change-info>
            <text:p text:style-name="P2"><text:span text:style-name="T6">manuelle Ein</text:span></text:p>
          </text:deletion>
        </text:changed-region>
        <text:changed-region xml:id="ct189234704" text:id="ct189234704">
          <text:deletion>
            <office:change-info>
              <dc:creator>Till Adams</dc:creator>
              <dc:date>2018-05-09T14:34:00</dc:date>
            </office:change-info>
            <text:p text:style-name="P2"><text:span text:style-name="T6">ab</text:span></text:p>
          </text:deletion>
        </text:changed-region>
        <text:changed-region xml:id="ct98094744" text:id="ct98094744">
          <text:deletion>
            <office:change-info>
              <dc:creator>Oliver Bildesheim</dc:creator>
              <dc:date>2018-05-11T17:40:00</dc:date>
            </office:change-info>
            <text:p text:style-name="P2"><text:span text:style-name="T6">gabe</text:span></text:p>
          </text:deletion>
        </text:changed-region>
        <text:changed-region xml:id="ct189234912" text:id="ct189234912">
          <text:deletion>
            <office:change-info>
              <dc:creator>Oliver Bildesheim</dc:creator>
              <dc:date>2018-05-11T17:40:00</dc:date>
            </office:change-info>
            <text:p text:style-name="P2"><text:span text:style-name="T6"><text:s/></text:span><text:span text:style-name="T6">nötig ist</text:span></text:p>
          </text:deletion>
          <text:insertion>
            <office:change-info office:chg-author="Till Adams" office:chg-date-time="2018-05-09T14:34:00"/>
          </text:insertion>
        </text:changed-region>
        <text:changed-region xml:id="ct98097448" text:id="ct98097448">
          <text:insertion>
            <office:change-info>
              <dc:creator>Oliver Bildesheim</dc:creator>
              <dc:date>2018-05-11T17:41:00</dc:date>
            </office:change-info>
          </text:insertion>
        </text:changed-region>
        <text:changed-region xml:id="ct98094848" text:id="ct98094848">
          <text:deletion>
            <office:change-info>
              <dc:creator>Oliver Bildesheim</dc:creator>
              <dc:date>2018-05-11T17:39:00</dc:date>
            </office:change-info>
            <text:p text:style-name="P2"><text:span text:style-name="T6">an sog. </text:span></text:p>
          </text:deletion>
        </text:changed-region>
        <text:changed-region xml:id="ct98095368" text:id="ct98095368">
          <text:insertion>
            <office:change-info>
              <dc:creator>Oliver Bildesheim</dc:creator>
              <dc:date>2018-05-11T17:41:00</dc:date>
            </office:change-info>
          </text:insertion>
        </text:changed-region>
        <text:changed-region xml:id="ct98096096" text:id="ct98096096">
          <text:deletion>
            <office:change-info>
              <dc:creator>Oliver Bildesheim</dc:creator>
              <dc:date>2018-05-11T17:42:00</dc:date>
            </office:change-info>
            <text:p text:style-name="P2"><text:span text:style-name="T6">ausreichen</text:span><text:span text:style-name="T6">d</text:span></text:p>
          </text:deletion>
        </text:changed-region>
        <text:changed-region xml:id="ct98097552" text:id="ct98097552">
          <text:insertion>
            <office:change-info>
              <dc:creator>Oliver Bildesheim</dc:creator>
              <dc:date>2018-05-11T17:42:00</dc:date>
            </office:change-info>
          </text:insertion>
        </text:changed-region>
        <text:changed-region xml:id="ct98095472" text:id="ct98095472">
          <text:deletion>
            <office:change-info>
              <dc:creator>Oliver Bildesheim</dc:creator>
              <dc:date>2018-05-11T17:41:00</dc:date>
            </office:change-info>
            <text:p text:style-name="P2"><text:span text:style-name="T6"><text:s/></text:span></text:p>
          </text:deletion>
        </text:changed-region>
        <text:changed-region xml:id="ct98096304" text:id="ct98096304">
          <text:insertion>
            <office:change-info>
              <dc:creator>Oliver Bildesheim</dc:creator>
              <dc:date>2018-05-11T17:41:00</dc:date>
            </office:change-info>
          </text:insertion>
        </text:changed-region>
        <text:changed-region xml:id="ct98095576" text:id="ct98095576">
          <text:deletion>
            <office:change-info>
              <dc:creator>Oliver Bildesheim</dc:creator>
              <dc:date>2018-05-11T17:41:00</dc:date>
            </office:change-info>
            <text:p text:style-name="P2"><text:span text:style-name="T6"><text:s/></text:span></text:p>
          </text:deletion>
        </text:changed-region>
        <text:changed-region xml:id="ct98095992" text:id="ct98095992">
          <text:insertion>
            <office:change-info>
              <dc:creator>Oliver Bildesheim</dc:creator>
              <dc:date>2018-05-11T17:41:00</dc:date>
            </office:change-info>
          </text:insertion>
        </text:changed-region>
        <text:changed-region xml:id="ct98095680" text:id="ct98095680">
          <text:deletion>
            <office:change-info>
              <dc:creator>Oliver Bildesheim</dc:creator>
              <dc:date>2018-05-11T17:42:00</dc:date>
            </office:change-info>
            <text:p text:style-name="P2"><text:span text:style-name="T6">und andererseits </text:span><text:span text:style-name="T6">ausreichend</text:span><text:span text:style-name="T6"> relevante Daten gefunden </text:span></text:p>
          </text:deletion>
        </text:changed-region>
        <text:changed-region xml:id="ct189235016" text:id="ct189235016">
          <text:deletion>
            <office:change-info>
              <dc:creator>Till Adams</dc:creator>
              <dc:date>2018-05-09T14:35:00</dc:date>
            </office:change-info>
            <text:p text:style-name="P3"><text:span text:style-name="T7"><text:s/></text:span></text:p>
          </text:deletion>
        </text:changed-region>
        <text:changed-region xml:id="ct189235120" text:id="ct189235120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189235328" text:id="ct189235328">
          <text:deletion>
            <office:change-info>
              <dc:creator>Till Adams</dc:creator>
              <dc:date>2018-05-09T14:35:00</dc:date>
            </office:change-info>
            <text:p text:style-name="P3"><text:span text:style-name="T7">7</text:span></text:p>
          </text:deletion>
        </text:changed-region>
        <text:changed-region xml:id="ct98096720" text:id="ct98096720">
          <text:insertion>
            <office:change-info>
              <dc:creator>Oliver Bildesheim</dc:creator>
              <dc:date>2018-05-11T17:43:00</dc:date>
            </office:change-info>
          </text:insertion>
        </text:changed-region>
        <text:changed-region xml:id="ct98095784" text:id="ct98095784">
          <text:deletion>
            <office:change-info>
              <dc:creator>Oliver Bildesheim</dc:creator>
              <dc:date>2018-05-11T17:43:00</dc:date>
            </office:change-info>
            <text:p text:style-name="P3"><text:span text:style-name="T1"><text:s/></text:span></text:p>
          </text:deletion>
        </text:changed-region>
        <text:changed-region xml:id="ct189235224" text:id="ct189235224">
          <text:deletion>
            <office:change-info>
              <dc:creator>Oliver Bildesheim</dc:creator>
              <dc:date>2018-05-11T17:42:00</dc:date>
            </office:change-info>
            <text:p text:style-name="P3"><text:span text:style-name="T1">D</text:span></text:p>
          </text:deletion>
          <text:insertion>
            <office:change-info office:chg-author="Till Adams" office:chg-date-time="2018-05-09T14:35:00"/>
          </text:insertion>
        </text:changed-region>
        <text:changed-region xml:id="ct98097760" text:id="ct98097760">
          <text:insertion>
            <office:change-info>
              <dc:creator>Oliver Bildesheim</dc:creator>
              <dc:date>2018-05-11T17:42:00</dc:date>
            </office:change-info>
          </text:insertion>
        </text:changed-region>
        <text:changed-region xml:id="ct189235432" text:id="ct189235432">
          <text:deletion>
            <office:change-info>
              <dc:creator>Till Adams</dc:creator>
              <dc:date>2018-05-09T14:35:00</dc:date>
            </office:change-info>
            <text:p text:style-name="P3"><text:span text:style-name="T1">m</text:span></text:p>
          </text:deletion>
        </text:changed-region>
        <text:changed-region xml:id="ct189235536" text:id="ct189235536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189880824" text:id="ct189880824">
          <text:format-change>
            <office:change-info>
              <dc:creator>Till Adams</dc:creator>
              <dc:date>2018-05-09T14:35:00</dc:date>
            </office:change-info>
          </text:format-change>
        </text:changed-region>
        <text:changed-region xml:id="ct98096616" text:id="ct98096616">
          <text:insertion>
            <office:change-info>
              <dc:creator>Oliver Bildesheim</dc:creator>
              <dc:date>2018-05-11T17:43:00</dc:date>
            </office:change-info>
          </text:insertion>
        </text:changed-region>
        <text:changed-region xml:id="ct98096512" text:id="ct98096512">
          <text:deletion>
            <office:change-info>
              <dc:creator>Oliver Bildesheim</dc:creator>
              <dc:date>2018-05-11T17:43:00</dc:date>
            </office:change-info>
            <text:p text:style-name="P3"><text:span text:style-name="T1"><text:s/>(Graphical User Interface</text:span></text:p>
          </text:deletion>
        </text:changed-region>
        <text:changed-region xml:id="ct189880928" text:id="ct189880928">
          <text:deletion>
            <office:change-info>
              <dc:creator>Oliver Bildesheim</dc:creator>
              <dc:date>2018-05-11T17:43:00</dc:date>
            </office:change-info>
            <text:p text:style-name="P3"><text:span text:style-name="T1"><text:s/>=</text:span></text:p>
          </text:deletion>
          <text:insertion>
            <office:change-info office:chg-author="Till Adams" office:chg-date-time="2018-05-09T14:35:00"/>
          </text:insertion>
        </text:changed-region>
        <text:changed-region xml:id="ct189878952" text:id="ct189878952">
          <text:deletion>
            <office:change-info>
              <dc:creator>Till Adams</dc:creator>
              <dc:date>2018-05-09T14:35:00</dc:date>
            </office:change-info>
            <text:p text:style-name="P3"><text:span text:style-name="T1">,</text:span></text:p>
          </text:deletion>
        </text:changed-region>
        <text:changed-region xml:id="ct98096824" text:id="ct98096824">
          <text:deletion>
            <office:change-info>
              <dc:creator>Oliver Bildesheim</dc:creator>
              <dc:date>2018-05-11T17:43:00</dc:date>
            </office:change-info>
            <text:p text:style-name="P3"><text:span text:style-name="T1"><text:s/>GUI)</text:span></text:p>
          </text:deletion>
        </text:changed-region>
        <text:changed-region xml:id="ct98097240" text:id="ct98097240">
          <text:insertion>
            <office:change-info>
              <dc:creator>Oliver Bildesheim</dc:creator>
              <dc:date>2018-05-11T17:43:00</dc:date>
            </office:change-info>
          </text:insertion>
        </text:changed-region>
        <text:changed-region xml:id="ct98097136" text:id="ct98097136">
          <text:deletion>
            <office:change-info>
              <dc:creator>Oliver Bildesheim</dc:creator>
              <dc:date>2018-05-11T17:43:00</dc:date>
            </office:change-info>
            <text:p text:style-name="P3"><text:span text:style-name="T8">i</text:span></text:p>
          </text:deletion>
        </text:changed-region>
        <text:changed-region xml:id="ct98097344" text:id="ct98097344">
          <text:insertion>
            <office:change-info>
              <dc:creator>Oliver Bildesheim</dc:creator>
              <dc:date>2018-05-11T17:43:00</dc:date>
            </office:change-info>
          </text:insertion>
        </text:changed-region>
        <text:changed-region xml:id="ct189880200" text:id="ct189880200">
          <text:deletion>
            <office:change-info>
              <dc:creator>Till Adams</dc:creator>
              <dc:date>2018-05-09T14:35:00</dc:date>
            </office:change-info>
            <text:p text:style-name="P3"><text:span text:style-name="T8">lokale Rechner</text:span></text:p>
          </text:deletion>
        </text:changed-region>
        <text:changed-region xml:id="ct189881136" text:id="ct189881136">
          <text:insertion>
            <office:change-info>
              <dc:creator>Till Adams</dc:creator>
              <dc:date>2018-05-09T14:35:00</dc:date>
            </office:change-info>
          </text:insertion>
        </text:changed-region>
        <text:changed-region xml:id="ct189880408" text:id="ct189880408">
          <text:deletion>
            <office:change-info>
              <dc:creator>Till Adams</dc:creator>
              <dc:date>2018-05-09T14:36:00</dc:date>
            </office:change-info>
            <text:p text:style-name="P3"><text:span text:style-name="T8">eigene</text:span><text:span text:style-name="T8">r</text:span><text:span text:style-name="T8"> </text:span></text:p>
          </text:deletion>
        </text:changed-region>
        <text:changed-region xml:id="ct189880304" text:id="ct189880304">
          <text:insertion>
            <office:change-info>
              <dc:creator>Till Adams</dc:creator>
              <dc:date>2018-05-09T14:36:00</dc:date>
            </office:change-info>
          </text:insertion>
        </text:changed-region>
        <text:changed-region xml:id="ct98099216" text:id="ct98099216">
          <text:deletion>
            <office:change-info>
              <dc:creator>Oliver Bildesheim</dc:creator>
              <dc:date>2018-05-11T17:43:00</dc:date>
            </office:change-info>
            <text:p text:style-name="P3"><text:span text:style-name="T8">geerntet</text:span></text:p>
          </text:deletion>
        </text:changed-region>
        <text:changed-region xml:id="ct98098696" text:id="ct98098696">
          <text:insertion>
            <office:change-info>
              <dc:creator>Oliver Bildesheim</dc:creator>
              <dc:date>2018-05-11T17:43:00</dc:date>
            </office:change-info>
          </text:insertion>
        </text:changed-region>
        <text:changed-region xml:id="ct189881032" text:id="ct189881032">
          <text:insertion>
            <office:change-info>
              <dc:creator>Till Adams</dc:creator>
              <dc:date>2018-05-09T14:36:00</dc:date>
            </office:change-info>
          </text:insertion>
        </text:changed-region>
        <text:changed-region xml:id="ct189879056" text:id="ct189879056">
          <text:insertion>
            <office:change-info>
              <dc:creator>Till Adams</dc:creator>
              <dc:date>2018-05-09T14:37:00</dc:date>
            </office:change-info>
          </text:insertion>
        </text:changed-region>
        <text:changed-region xml:id="ct189881552" text:id="ct189881552">
          <text:deletion>
            <office:change-info>
              <dc:creator>Till Adams</dc:creator>
              <dc:date>2018-05-09T14:36:00</dc:date>
            </office:change-info>
            <text:p text:style-name="P4"/>
            <text:p text:style-name="P4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eschreibung einer Architektur zur Metadatenerstellung</text:p>
      <text:p text:style-name="P9"/>
      <text:p text:style-name="P1">Die Beschreibung der Architektur soll aufzeigen, wie das Projektziel, die automatisierte Erfassung von Metadaten, technisch umgesetzt werden kann. Damit <text:change text:change-id="ct189233040"/><text:change-start text:change-id="ct189231896"/>dient<text:change-end text:change-id="ct189231896"/> diese<text:change-start text:change-id="ct189231792"/> <text:change-end text:change-id="ct189231792"/>Beschreibung auch bereits <text:change text:change-id="ct189233144"/><text:change-start text:change-id="ct189233248"/>als<text:change-end text:change-id="ct189233248"/> Architektur<text:change-start text:change-id="ct189233352"/>skizze<text:change-end text:change-id="ct189233352"/> des im Projektumfang enthaltene Proof of Concepts (Prototypen).</text:p>
      <text:p text:style-name="P1"/>
      <text:p text:style-name="P2"><text:span text:style-name="T1">Die Informationen über Daten (Metadaten) können grundsätzlich aus zwei Quellen generiert werden: (i) durch Ableitung </text:span><text:span text:style-name="T32">aus</text:span><text:span text:style-name="T1"> </text:span><text:span text:style-name="T31">den Daten selbst</text:span><text:span text:style-name="T2">,</text:span><text:span text:style-name="T31"> </text:span><text:span text:style-name="T2">wie dies im unteren Teil der Abbildung zu erkennen ist, </text:span><text:span text:style-name="T1">und (ii) über Deep-Learning</text:span><text:change text:change-id="ct98095056"/><text:change-start text:change-id="ct98095888"/><text:span text:style-name="T1">-</text:span><text:change-end text:change-id="ct98095888"/><text:span text:style-name="T1">Methoden, wobei für die Erfassung von</text:span><text:change text:change-id="ct379785616"/><text:span text:style-name="T1"> benötigten </text:span><text:change-start text:change-id="ct379785200"/><text:span text:style-name="T1"><text:s/>„</text:span><text:change-end text:change-id="ct379785200"/><text:span text:style-name="T1">Trainingsdaten</text:span><text:change-start text:change-id="ct379786552"/><text:span text:style-name="T1">“</text:span><text:change-end text:change-id="ct379786552"/><text:span text:style-name="T1"> <text:s/>sogenannte </text:span><text:span text:style-name="T32">Harvester</text:span><text:span text:style-name="T2"> verwendet werden. Diese </text:span><text:change text:change-id="ct379783952"/><text:change-start text:change-id="ct379785304"/><text:span text:style-name="T2">beziehen</text:span><text:change-end text:change-id="ct379785304"/><text:span text:style-name="T2"> automatisiert Metadaten aus e</text:span><text:span text:style-name="T34">xternen</text:span><text:span text:style-name="T3"> </text:span><text:span text:style-name="T3">Quellen </text:span><text:change text:change-id="ct379784056"/><text:change-start text:change-id="ct379785408"/><text:span text:style-name="T3">. Dabei nutzen sie</text:span><text:change-end text:change-id="ct379785408"/><text:change text:change-id="ct379784264"/><text:change text:change-id="ct379784472"/><text:span text:style-name="T3"> standardisierte</text:span><text:span text:style-name="T3"> </text:span><text:span text:style-name="T3">CSW-</text:span><text:span text:style-name="T3">Dienste</text:span><text:span text:style-name="T3"> </text:span><text:span text:style-name="T3">(Catalogue Service </text:span><text:span text:style-name="T40">for the Web, </text:span><text:span text:style-name="Emphasis"><text:span text:style-name="T40">das ist ein OGC-Standard</text:span></text:span><text:span text:style-name="T40">)</text:span><text:span text:style-name="T40">,</text:span><text:span text:style-name="T43"> </text:span><text:span text:style-name="T1">dargestellt im rechten Bildbereich.</text:span></text:p>
      <text:p text:style-name="P4"/>
      <text:p text:style-name="P14"><text:span text:style-name="T1">Bei</text:span><text:span text:style-name="T1">m ersten Verfahren </text:span><text:span text:style-name="T1">werden</text:span><text:span text:style-name="T1"> bspw. </text:span><text:span text:style-name="T1">die </text:span><text:span text:style-name="T1">sog. Header-Dateien </text:span><text:span text:style-name="T1">aus Rasterdaten (</text:span><text:span text:style-name="T1">bspw. Sentinel </text:span><text:span text:style-name="T1">Satellitendaten</text:span><text:span text:style-name="T1">) </text:span><text:span text:style-name="T1">ausgelesen. </text:span><text:span text:style-name="T1">D</text:span><text:span text:style-name="T1">a</text:span><text:span text:style-name="T1">raus können</text:span><text:span text:style-name="T1"> </text:span><text:span text:style-name="T1">bereits relevante </text:span><text:span text:style-name="T1">Informationen über </text:span><text:span text:style-name="T1">Datentyp </text:span><text:span text:style-name="T1">(bspw. </text:span><text:span text:style-name="T1">Geotiffs</text:span><text:span text:style-name="T1">)</text:span><text:span text:style-name="T1">, </text:span><text:span text:style-name="T1">räumliche Auflösung (</text:span><text:span text:style-name="T1">Pixelgröße</text:span><text:span text:style-name="T1">)</text:span><text:span text:style-name="T1">, </text:span><text:span text:style-name="T1">räumliche Abdeckung</text:span><text:span text:style-name="T1"> </text:span><text:span text:style-name="T1">oder </text:span><text:span text:style-name="T1">die Projektion der Daten extrahiert werden</text:span><text:span text:style-name="T1">.</text:span><text:span text:style-name="T1"> Der sog. Data Interpreter </text:span><text:span text:style-name="T1">extrahiert </text:span><text:span text:style-name="T1">die</text:span><text:span text:style-name="T1">se</text:span><text:span text:style-name="T1"> Informationen </text:span><text:span text:style-name="T1">aus</text:span><text:span text:style-name="T1"> </text:span><text:span text:style-name="T1">den </text:span><text:span text:style-name="T1">Daten, </text:span><text:span text:style-name="T1">wobei der Zugriff daraus </text:span><text:span text:style-name="T1">über</text:span><text:span text:style-name="T1"> </text:span><text:span text:style-name="T1">Datenbanken, Datenverzeichniss</text:span><text:span text:style-name="T1">e</text:span><text:span text:style-name="T1">, oder</text:span><text:span text:style-name="T1"> über</text:span><text:span text:style-name="T45"> Geodatendienste </text:span><text:span text:style-name="T45">wie </text:span><text:span text:style-name="T45">Web Map Service (WMS), Web Feature Service (WFS) und Web Coverage Service (WCS) </text:span><text:span text:style-name="T45">geschieht</text:span><text:span text:style-name="T45">, </text:span><text:span text:style-name="T45">welche </text:span><text:span text:style-name="T45">Geodaten </text:span><text:span text:style-name="T45">und dazugehörige Beschreibungen </text:span><text:span text:style-name="T45">über das Internet anbieten.</text:span></text:p>
      <text:p text:style-name="P2"><text:span text:style-name="T1">Im zweiten Ansatz, dem </text:span><text:change text:change-id="ct379789672"/><text:span text:style-name="T1"><text:s/>Harvesting, werden über den von mundialis entwickelten "ActiniaGDI-Harvester" (GDI = Geodateninfrastruktur) </text:span>Metadaten von <text:change text:change-id="ct379788632"/><text:change-start text:change-id="ct379789152"/>externen<text:change-end text:change-id="ct379789152"/> Katalogen (Verzeichnisse von Geodaten, Geodiensten und Metadaten) oder Knoten „geerntet“<text:change-start text:change-id="ct379787072"/>. In den <text:change-end text:change-id="ct379787072"/><text:change-start text:change-id="ct379788944"/>Katalogen oder Knoten sind<text:change-end text:change-id="ct379788944"/><text:change text:change-id="ct379788528"/> Metadaten zu gleichen Datentypen in ggf. unterschiedlichen Metadatenprofilen hinterlegt <text:change text:change-id="ct379789776"/>. <text:change text:change-id="ct189234184"/>Als Katalogdienst <text:change text:change-id="ct98092040"/><text:change-start text:change-id="ct98093600"/>analysieren<text:change-end text:change-id="ct98093600"/> CSWs die Inhalte von <text:change-start text:change-id="ct189234808"/>anderen <text:change-end text:change-id="ct189234808"/>Katalogen und halten diverse Metadaten für <text:change text:change-id="ct189234288"/><text:s/>Geo<text:change-start text:change-id="ct189233976"/>daten<text:change-end text:change-id="ct189233976"/>dienste und Geodaten vor. Clients befragen <text:change text:change-id="ct98092976"/><text:change-start text:change-id="ct98092352"/>CSWs<text:change-end text:change-id="ct98092352"/> zum Beispiel, um herauszufinden, welche WMS/WFS-Dienste existieren und <text:change text:change-id="ct98091936"/><text:change-start text:change-id="ct98094328"/>welche<text:change-end text:change-id="ct98094328"/> <text:change text:change-id="ct98093496"/><text:s/>Fähigkeiten bzw. Eigenschaften <text:change text:change-id="ct98093808"/><text:change-start text:change-id="ct98092768"/>diese besitzen<text:change-end text:change-id="ct98092768"/>. Ein CSW liefert <text:change-start text:change-id="ct189234080"/><text:span text:style-name="T1">Metadatensätze als </text:span><text:change-end text:change-id="ct189234080"/>Abfrageergebnisse (<text:change text:change-id="ct189234392"/><text:change-start text:change-id="ct189231584"/><text:span text:style-name="T4">z.B. in</text:span><text:change-end text:change-id="ct189231584"/><text:span text:style-name="T4"> XML</text:span>)<text:change text:change-id="ct189234496"/>, die der<text:span text:style-name="T1"> ActiniaGDI-Harvester </text:span><text:change text:change-id="ct189233456"/><text:change-start text:change-id="ct189232000"/><text:span text:style-name="T1">parst und de</text:span><text:change-end text:change-id="ct189232000"/><text:change text:change-id="ct98094432"/><text:change-start text:change-id="ct98093184"/><text:span text:style-name="T1">m</text:span><text:change-end text:change-id="ct98093184"/><text:change-start text:change-id="ct98093080"/><text:span text:style-name="T1"> D</text:span><text:change-end text:change-id="ct98093080"/><text:change-start text:change-id="ct189232104"/><text:span text:style-name="T1">eep-Learning</text:span><text:change-end text:change-id="ct189232104"/><text:change text:change-id="ct98092144"/><text:change-start text:change-id="ct98092872"/><text:span text:style-name="T1">-</text:span><text:change-end text:change-id="ct98092872"/><text:change-start text:change-id="ct98092456"/><text:span text:style-name="T1">Interpreter als Eingangs-Trainings</text:span><text:change-end text:change-id="ct98092456"/><text:change text:change-id="ct98093912"/><text:change-start text:change-id="ct98094536"/><text:span text:style-name="T1">d</text:span><text:change-end text:change-id="ct98094536"/><text:change-start text:change-id="ct98094120"/><text:span text:style-name="T1">aten zur Verfügung stellt</text:span><text:change-end text:change-id="ct98094120"/><text:span text:style-name="T1">.</text:span></text:p>
      <text:p text:style-name="P7"/>
      <text:p text:style-name="P2"><text:span text:style-name="T6">Der Deep</text:span><text:change text:change-id="ct98093288"/><text:change-start text:change-id="ct98093392"/><text:span text:style-name="T6">-</text:span><text:change-end text:change-id="ct98093392"/><text:span text:style-name="T6">Learning</text:span><text:change text:change-id="ct98094016"/><text:change-start text:change-id="ct98094640"/><text:span text:style-name="T6">-</text:span><text:change-end text:change-id="ct98094640"/><text:span text:style-name="T6">Interpreter </text:span><text:span text:style-name="T6">ist ein </text:span><text:change text:change-id="ct98094952"/><text:span text:style-name="T6">Machine-Learning-Verfahren, </text:span><text:change text:change-id="ct98095264"/><text:change-start text:change-id="ct98097968"/><text:span text:style-name="T6">das</text:span><text:change-end text:change-id="ct98097968"/><text:span text:style-name="T6"> </text:span><text:span text:style-name="T6">anhand</text:span><text:span text:style-name="T6"> bestehender </text:span><text:span text:style-name="T6">(Meta-)</text:span><text:change-start text:change-id="ct98097656"/><text:span text:style-name="T6"> </text:span><text:change-end text:change-id="ct98097656"/><text:span text:style-name="T6">Daten lernen kann, Objekte </text:span><text:span text:style-name="T6">(Daten)</text:span><text:span text:style-name="T6"> zu identifizieren </text:span><text:span text:style-name="T6">bzw. </text:span><text:span text:style-name="T6">Daten automatisch </text:span><text:span text:style-name="T6">mit geeigneten Metadaten </text:span><text:span text:style-name="T6">zu beschreiben, also Metadaten selbstständig </text:span><text:change-start text:change-id="ct98095160"/><text:span text:style-name="T6">– ohne manuelle Eingabe - </text:span><text:change-end text:change-id="ct98095160"/><text:span text:style-name="T6">zu generieren</text:span><text:change text:change-id="ct98096928"/><text:change text:change-id="ct189234600"/><text:change text:change-id="ct98096200"/><text:change text:change-id="ct189234704"/><text:change text:change-id="ct98094744"/><text:change text:change-id="ct189234912"/><text:span text:style-name="T6">. </text:span><text:span text:style-name="T6">Dazu wird </text:span><text:change-start text:change-id="ct98097448"/><text:span text:style-name="T6">jedoch </text:span><text:change-end text:change-id="ct98097448"/><text:span text:style-name="T6">eine ausreichend große Menge </text:span><text:change text:change-id="ct98094848"/><text:span text:style-name="T6">Trainingsdaten benötigt. </text:span><text:span text:style-name="T6">Durch das Abrufen mehrerer Kataloge sollen </text:span><text:change-start text:change-id="ct98095368"/><text:span text:style-name="T6">daher </text:span><text:change-end text:change-id="ct98095368"/><text:span text:style-name="T6">einerseits </text:span><text:change text:change-id="ct98096096"/><text:span text:style-name="T6"><text:s/></text:span><text:change-start text:change-id="ct98097552"/><text:span text:style-name="T6">relevante Datenbestände aufgefunden und ausreichend umfassende </text:span><text:change-end text:change-id="ct98097552"/><text:span text:style-name="T6">Trainingsdaten für den </text:span><text:span text:style-name="T6">Deep</text:span><text:change text:change-id="ct98095472"/><text:change-start text:change-id="ct98096304"/><text:span text:style-name="T6">-</text:span><text:change-end text:change-id="ct98096304"/><text:span text:style-name="T6">Learning</text:span><text:change text:change-id="ct98095576"/><text:change-start text:change-id="ct98095992"/><text:span text:style-name="T6">-</text:span><text:change-end text:change-id="ct98095992"/><text:span text:style-name="T6">Interpreter</text:span><text:span text:style-name="T6"> generiert </text:span><text:change text:change-id="ct98095680"/><text:span text:style-name="T6">werden. </text:span></text:p>
      <text:p text:style-name="P10"/>
      <text:p text:style-name="P2"><text:span text:style-name="T6">I</text:span><text:span text:style-name="T6">n einem hybriden Ansatz werden die beiden oben beschriebenen Verfahren kombiniert angewendet.</text:span></text:p>
      <text:p text:style-name="P7"><text:soft-page-break/></text:p>
      <text:p text:style-name="P13"><text:span text:style-name="T1">Zur Ableitung </text:span><text:span text:style-name="T7">d</text:span><text:span text:style-name="T7">er Metadaten</text:span><text:span text:style-name="T1"> fungiert jeweils ein Interpreter </text:span><text:span text:style-name="T1">(Data-Interpreter oder Deep-Learning-Interpreter)</text:span><text:span text:style-name="T1">, die im Folgenden genauer beschrieben werden.</text:span></text:p>
      <text:p text:style-name="P7"/>
      <text:p text:style-name="P3"><text:span text:style-name="T1">Über den </text:span><text:span text:style-name="T7">Actinia</text:span><text:change text:change-id="ct189235016"/><text:span text:style-name="T7">GD</text:span><text:change-start text:change-id="ct189235120"/><text:span text:style-name="T7">I</text:span><text:change-end text:change-id="ct189235120"/><text:change text:change-id="ct189235328"/><text:span text:style-name="T7"> CSW-Writer</text:span><text:span text:style-name="T1"> ist es schließlich möglich, mit Hilfe einer Metadaten</text:span><text:change-start text:change-id="ct98096720"/><text:span text:style-name="T1">-</text:span><text:change-end text:change-id="ct98096720"/><text:change text:change-id="ct98095784"/><text:span text:style-name="T1">Suchmaschine (z. B. </text:span><text:change text:change-id="ct189235224"/><text:change-start text:change-id="ct98097760"/><text:span text:style-name="T1">d</text:span><text:change-end text:change-id="ct98097760"/><text:span text:style-name="T1">e</text:span><text:change text:change-id="ct189235432"/><text:change-start text:change-id="ct189235536"/><text:span text:style-name="T1">r Open Source Software</text:span><text:change-end text:change-id="ct189235536"/><text:span text:style-name="T1"> </text:span><text:change-start text:change-id="ct189880824"/><text:span text:style-name="T44">Geonetwork Open Source</text:span><text:change-end text:change-id="ct189880824"/><text:span text:style-name="T1">), die über eine graphische Benutzeroberfläche</text:span><text:change-start text:change-id="ct98096616"/><text:span text:style-name="T1"> (Graphical User Interface = GUI)</text:span><text:change-end text:change-id="ct98096616"/><text:span text:style-name="T1"> zugänglich ist</text:span><text:change text:change-id="ct98096512"/><text:change text:change-id="ct189880928"/><text:change text:change-id="ct189878952"/><text:change text:change-id="ct98096824"/><text:change-start text:change-id="ct98097240"/><text:span text:style-name="T1">,</text:span><text:change-end text:change-id="ct98097240"/><text:span text:style-name="T1"> auf die Metadatenbank zuzugreifen und eigene Metadaten zu generieren. </text:span><text:span text:style-name="T8">Somit </text:span><text:span text:style-name="T8">f</text:span><text:change text:change-id="ct98097136"/><text:change-start text:change-id="ct98097344"/><text:span text:style-name="T8">u</text:span><text:change-end text:change-id="ct98097344"/><text:span text:style-name="T8">ngiert</text:span><text:span text:style-name="T8"> der </text:span><text:change text:change-id="ct189880200"/><text:change-start text:change-id="ct189881136"/><text:span text:style-name="T8">eigene Server</text:span><text:change-end text:change-id="ct189881136"/><text:span text:style-name="T8"> wiederum </text:span><text:span text:style-name="T8">als</text:span><text:span text:style-name="T8"> </text:span><text:change text:change-id="ct189880408"/><text:span text:style-name="T8">CSW-Knoten, aus dem</text:span><text:change-start text:change-id="ct189880304"/><text:span text:style-name="T8"> </text:span><text:span text:style-name="T8">von entfernten anderen Katalogen</text:span><text:change-end text:change-id="ct189880304"/><text:span text:style-name="T8"> Metadaten </text:span><text:change text:change-id="ct98099216"/><text:change-start text:change-id="ct98098696"/><text:span text:style-name="T8">bezogen</text:span><text:change-end text:change-id="ct98098696"/><text:span text:style-name="T8"> werden können. </text:span></text:p>
      <text:p text:style-name="P7"/>
      <text:p text:style-name="P4"><text:change-start text:change-id="ct189881032"/>Anmerkung Skizze: </text:p>
      <text:p text:style-name="P4">statt Actinia GD7 → ActiniaGDI ;-)<text:change-end text:change-id="ct189881032"/><text:change-start text:change-id="ct189879056"/></text:p>
      <text:p text:style-name="P4">statt „eigene CSW-Knoten“ die Einzahl „eigener CSW-Knoten“ verwenden</text:p>
      <text:p text:style-name="P4">statt „DB“ vlt. Besser „Datenbank“ ?<text:change-end text:change-id="ct189879056"/><text:change text:change-id="ct189881552"/></text:p>
      <text:p text:style-name="P9"/>
      <text:p text:style-name="P9"/>
      <text:p text:style-name="P9"><draw:frame draw:style-name="fr1" draw:name="Bild1" text:anchor-type="paragraph" svg:width="10.88cm" svg:height="9.269cm" draw:z-index="0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25T14:42:44.140655801</meta:creation-date>
    <dc:date>2018-05-11T17:54:42.21</dc:date>
    <meta:editing-duration>PT2H58M3S</meta:editing-duration>
    <meta:editing-cycles>46</meta:editing-cycles>
    <meta:generator>OpenOffice/4.1.5$Win32 OpenOffice.org_project/415m1$Build-9789</meta:generator>
    <dc:creator>Oliver Bildesheim</dc:creator>
    <meta:document-statistic meta:table-count="0" meta:image-count="1" meta:object-count="0" meta:page-count="2" meta:paragraph-count="66" meta:word-count="553" meta:character-count="4371"/>
  </office:meta>
</office:document-meta>
</file>